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11cc7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AddressParts blocks breaks ups the address bits into Tag, index, and offset bits for the Cache.</text:p>
      <text:p text:style-name="P1"/>
      <text:p text:style-name="P1">The PMAddrOffset removes the offset bits from the PMAddr since they aren't needed.</text:p>
      <text:p text:style-name="P1"/>
      <text:p text:style-name="P1">The LRUReg is a 1 bit register that holds the value of the LRU constant so that when read/write instructions are being performed the LRU doesn't change mid instruction as it is being accessed or overwritten. </text:p>
      <text:p text:style-name="P1"/>
      <text:p text:style-name="P1">The DataOutWrite block decides wether or not the way1Hit signal decides what data is passed to PMDataout or if the control signal DataWriteSel does. This was necessary for when there was dirty data, I needed a way to be able to write the dirty data to the memory, which meant there was not a hit which was how I was choosing my states.</text:p>
      <text:p text:style-name="P1"/>
      <text:p text:style-name="P1">The CacheWay blocks control the DataArray, TagArray, DirtyArray, and ValidArray in order for the 2-way set associativity. </text:p>
      <text:p text:style-name="P1"/>
      <text:p text:style-name="P1">The TagComparator decides whether the Tag fetched from the Tagarray in the CacheWay matches the Tag in the address.</text:p>
      <text:p text:style-name="P1"/>
      <text:p text:style-name="P1">The DataOutBreakup block breaks the cacheline into words that can be sent to DATAIN.</text:p>
      <text:p text:style-name="P1"/>
      <text:p text:style-name="P1">The DataOutWrite block is used for cachewrites so that the bytes chosen to be written replace the correct bytes in the cache lin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Strasberg</meta:initial-creator>
    <meta:creation-date>2014-03-02T23:27:33</meta:creation-date>
    <dc:date>2014-03-02T23:51:14</dc:date>
    <dc:creator>Kevin Strasberg</dc:creator>
    <meta:editing-duration>PT15M59S</meta:editing-duration>
    <meta:editing-cycles>2</meta:editing-cycles>
    <meta:generator>LibreOffice/4.0.4.2$Linux_X86_64 LibreOffice_project/400m0$Build-2</meta:generator>
    <meta:document-statistic meta:table-count="0" meta:image-count="0" meta:object-count="0" meta:page-count="1" meta:paragraph-count="8" meta:word-count="202" meta:character-count="1175" meta:non-whitespace-character-count="979"/>
  </office:meta>
</office:document-meta>
</file>